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30000008D0A79701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T4" style:family="text">
      <style:text-properties style:font-name="Times New Roman1" style:font-name-asian="Droid Sans Fallback1" style:font-name-complex="Times New Roman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4002-XXX</text:p>
      <text:p text:style-name="P3">Software Development on Linux Systems</text:p>
      <text:p text:style-name="P3">Lab 01 – Brainstorming</text:p>
      <text:p text:style-name="P3"/>
      <text:p text:style-name="P3">Name: ______________________________________ <text:s text:c="5"/>Section: _____ ________</text:p>
      <text:p text:style-name="P4"/>
      <text:p text:style-name="P4"><text:tab/></text:p>
      <text:p text:style-name="P4"><text:tab/>Activity – Group Formation </text:p>
      <text:p text:style-name="P4"/>
      <text:p text:style-name="P4"><text:tab/><text:span text:style-name="T5">Overview – Form into groups of 3 to 4 persons. </text:span>These will not necessarily be your group for <text:tab/>the project, but can be if you would like. <text:span text:style-name="T5">You may form groups with whoever you would like <text:tab/>as long as they are the appropriate size, but keep in mind that a good group is usually diverse. </text:span></text:p>
      <text:p text:style-name="P5"/>
      <text:p text:style-name="P5"><text:tab/></text:p>
      <text:p text:style-name="P4"><text:span text:style-name="T5"><text:tab/></text:span>Activity – Brainstorm </text:p>
      <text:p text:style-name="P4"/>
      <text:p text:style-name="P4"><text:tab/><text:span text:style-name="T5">Overview – Brain storm as many project ideas as you can. They do not need to be well thought <text:tab/>out ideas. In fact, during this phase, you should not go into details about your ideas. You will <text:tab/>narrow down your favorite ideas after this lab. </text:span></text:p>
      <text:p text:style-name="P5"/>
      <text:p text:style-name="P5"><text:tab/>Brainstorming Rules:</text:p>
      <text:list xml:id="list1286387912" text:style-name="L1">
        <text:list-item>
          <text:p text:style-name="P7">Any idea is as good as any other idea</text:p>
        </text:list-item>
        <text:list-item>
          <text:p text:style-name="P7">Every idea counts </text:p>
        </text:list-item>
        <text:list-item>
          <text:p text:style-name="P7">Radical ideas are encouraged (trying to complete a radical idea tends to fail, but often produces the newest and most innovative technologies in the process) </text:p>
        </text:list-item>
        <text:list-item>
          <text:p text:style-name="P8">Do NOT criticize or put down any idea, no matter how ridiculous</text:p>
        </text:list-item>
        <text:list-item>
          <text:p text:style-name="P7">Do not spend time on any single idea, however you may branch off onto varieties of that idea </text:p>
        </text:list-item>
        <text:list-item>
          <text:p text:style-name="P7">Try to come up with diversity in your ideas</text:p>
        </text:list-item>
        <text:list-item>
          <text:p text:style-name="P7">Do not just focus on one domain of ideas. </text:p>
        </text:list-item>
      </text:list>
      <text:p text:style-name="P5"/>
      <text:p text:style-name="P5"><text:tab/>Given the open minded mentality of open source software and of this course, do not feel <text:tab/><text:tab/>offended if anyone develops on your ideas. Instead you should encourage people to <text:tab/><text:tab/><text:tab/>develop on your ideas. </text:p>
      <text:p text:style-name="P6"/>
      <text:p text:style-name="P6"><text:tab/><text:span text:style-name="T6">In the next 30 minutes come up with 50 ideas and show your instructor<text:line-break/>After you get your signoff, try to get another 50 ideas by the end of the lab period<text:line-break/><text:line-break/><text:line-break/><text:tab/>Instructor / TA signoff: __________________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47in" table:align="left" style:writing-mode="lr-tb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5.202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MP1" style:family="paragraph" style:parent-style-name="Table_20_Contents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T1" style:family="text">
      <style:text-properties fo:font-size="28pt" fo:font-weight="normal" style:font-size-asian="28pt" style:font-weight-asian="normal" style:font-size-complex="28pt" style:font-weight-complex="normal"/>
    </style:style>
    <style:style style:name="MT2" style:family="text">
      <style:text-properties style:text-position="super 58%" style:font-name="Times New Roman1" fo:font-size="18pt" fo:font-weight="normal" style:font-name-asian="Times New Roman1" style:font-size-asian="18pt" style:font-weight-asian="normal" style:font-name-complex="Times New Roman1" style:font-size-complex="18pt" style:font-weight-complex="normal"/>
    </style:style>
    <style:style style:name="MT3" style:family="text">
      <style:text-properties style:font-name="Times New Roman1" fo:font-size="15pt" fo:font-weight="normal" style:font-name-asian="Times New Roman1" style:font-size-asian="15pt" style:font-weight-asian="normal" style:font-name-complex="Times New Roman1" style:font-size-complex="15pt" style:font-weight-complex="normal"/>
    </style:style>
    <style:style style:name="MT4" style:family="text">
      <style:text-properties style:font-name="Times New Roman1" style:font-name-asian="Droid Sans Fallback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R </text:span><text:span text:style-name="MT2">●</text:span><text:span text:style-name="MT1"> I </text:span><text:span text:style-name="MT2">●</text:span><text:span text:style-name="MT3"> </text:span><text:span text:style-name="MT1">T</text:span></text:p>
            </table:table-cell>
            <table:table-cell table:style-name="Table1.B1" office:value-type="string">
              <text:p text:style-name="MP2">Rochester Institute of Technology</text:p>
              <text:p text:style-name="Standard">Golisano College of Computing and Information Sciences</text:p>
              <text:p text:style-name="Standard">Department of Information Sciences and Technologies</text:p>
            </table:table-cell>
          </table:table-row>
        </table:table>
        <text:p text:style-name="Standard"/>
      </style:header>
      <style:footer>
        <text:p text:style-name="Footer"><draw:frame draw:style-name="Mfr1" draw:name="graphics1" text:anchor-type="paragraph" svg:x="2.7917in" svg:y="0.1772in" svg:width="1.3425in" svg:height="0.4693in" draw:z-index="0"><draw:image xlink:href="Pictures/10000201000001930000008D0A797014.png" xlink:type="simple" xlink:show="embed" xlink:actuate="onLoad"/></draw:frame> <text:s/><text:span text:style-name="MT4">© Cody Van De Mar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 </meta:initial-creator>
    <meta:creation-date>2011-09-10T14:38:39</meta:creation-date>
    <dc:date>2012-02-29T00:04:50</dc:date>
    <dc:creator>Ren </dc:creator>
    <meta:editing-duration>PT3H50M19S</meta:editing-duration>
    <meta:editing-cycles>15</meta:editing-cycles>
    <meta:generator>LibreOffice/3.3$Unix LibreOffice_project/330m19$Build-401</meta:generator>
    <meta:document-statistic meta:table-count="1" meta:image-count="1" meta:object-count="0" meta:page-count="1" meta:paragraph-count="25" meta:word-count="313" meta:character-count="1768"/>
  </office:meta>
</office:document-meta>
</file>